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charset="x-symbol"/>
    <style:font-face style:name="StarSymbol1" svg:font-family="StarSymbol"/>
    <style:font-face style:name="Liberation Serif" svg:font-family="'Liberation Serif'" style:font-family-generic="roman" style:font-pitch="variable"/>
    <style:font-face style:name="DejaVu LGC Sans" svg:font-family="'DejaVu LGC Sans'" style:font-family-generic="swiss" style:font-pitch="variable"/>
    <style:font-face style:name="Liberation Sans" svg:font-family="'Liberation Sans'" style:font-family-generic="swiss" style:font-pitch="variable"/>
    <style:font-face style:name="DejaVu LGC Sans1" svg:font-family="'DejaVu LGC San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00%"/>
      <style:text-properties style:font-name="DejaVu LGC Sans" fo:font-size="10pt" style:font-size-asian="10pt" style:font-size-complex="10pt"/>
    </style:style>
    <style:style style:name="P2" style:family="paragraph" style:parent-style-name="Standard" style:list-style-name="L1">
      <style:paragraph-properties fo:margin-left="1.251cm" fo:margin-right="0cm" fo:line-height="100%" fo:text-indent="0cm" style:auto-text-indent="false"/>
      <style:text-properties style:font-name="DejaVu LGC Sans" fo:font-size="10pt" style:font-size-asian="10pt" style:font-size-complex="10pt"/>
    </style:style>
    <style:style style:name="P3" style:family="paragraph" style:parent-style-name="Standard" style:list-style-name="L1">
      <style:paragraph-properties fo:margin-left="2.501cm" fo:margin-right="0cm" fo:line-height="100%" fo:text-indent="0cm" style:auto-text-indent="false"/>
      <style:text-properties style:font-name="DejaVu LGC Sans" fo:font-size="10pt" style:font-size-asian="10pt" style:font-size-complex="10pt"/>
    </style:style>
    <style:style style:name="P4" style:family="paragraph" style:parent-style-name="Standard" style:list-style-name="L1">
      <style:paragraph-properties fo:margin-left="0cm" fo:margin-right="0cm" fo:line-height="100%" fo:text-indent="0cm" style:auto-text-indent="false"/>
      <style:text-properties style:font-name="DejaVu LGC Sans" fo:font-size="10pt" style:font-size-asian="10pt" style:font-size-complex="10pt"/>
    </style:style>
    <style:style style:name="P5" style:family="paragraph" style:parent-style-name="Text_20_body" style:list-style-name="L1">
      <style:paragraph-properties fo:margin-left="2.501cm" fo:margin-right="0cm" fo:line-height="100%" fo:text-indent="0cm" style:auto-text-indent="false"/>
      <style:text-properties style:font-name="DejaVu LGC Sans" fo:font-size="10pt" style:font-size-asian="10pt" style:font-size-complex="10pt"/>
    </style:style>
    <style:style style:name="P6" style:family="paragraph" style:parent-style-name="Text_20_body" style:list-style-name="L1">
      <style:paragraph-properties fo:margin-left="3.752cm" fo:margin-right="0cm" fo:line-height="100%" fo:text-indent="0cm" style:auto-text-indent="false"/>
      <style:text-properties style:font-name="DejaVu LGC Sans" fo:font-size="10pt" style:font-size-asian="10pt" style:font-size-complex="10pt"/>
    </style:style>
    <style:style style:name="P7" style:family="paragraph" style:parent-style-name="Text_20_body" style:list-style-name="L1">
      <style:paragraph-properties fo:margin-left="5.002cm" fo:margin-right="0cm" fo:line-height="100%" fo:text-indent="0cm" style:auto-text-indent="false"/>
      <style:text-properties style:font-name="DejaVu LGC Sans" fo:font-size="10pt" style:font-size-asian="10pt" style:font-size-complex="10pt"/>
    </style:style>
    <style:style style:name="P8" style:family="paragraph" style:parent-style-name="Text_20_body" style:list-style-name="L1">
      <style:paragraph-properties fo:margin-left="1.251cm" fo:margin-right="0cm" fo:line-height="100%" fo:text-indent="0cm" style:auto-text-indent="false"/>
      <style:text-properties style:font-name="DejaVu LGC Sans" fo:font-size="10pt" style:font-size-asian="10pt" style:font-size-complex="10pt"/>
    </style:style>
    <style:style style:name="P9" style:family="paragraph" style:parent-style-name="Text_20_body" style:list-style-name="L1">
      <style:paragraph-properties fo:margin-left="0cm" fo:margin-right="0cm" fo:line-height="100%" fo:text-indent="0cm" style:auto-text-indent="false"/>
      <style:text-properties style:font-name="DejaVu LGC Sans" fo:font-size="10pt" style:font-size-asian="10pt" style:font-size-complex="10pt"/>
    </style:style>
    <style:style style:name="P10" style:family="paragraph" style:parent-style-name="Text_20_body" style:list-style-name="L1">
      <style:paragraph-properties fo:margin-left="6.253cm" fo:margin-right="0cm" fo:line-height="100%" fo:text-indent="0cm" style:auto-text-indent="false"/>
      <style:text-properties style:font-name="DejaVu LGC Sans" fo:font-size="10pt" style:font-size-asian="10pt" style:font-size-complex="10pt"/>
    </style:style>
    <text:list-style style:name="L1">
      <text:list-level-style-bullet text:level="1" text:style-name="Bullet_20_Symbols" style:num-suffix="." text:bullet-char="➔">
        <style:list-level-properties text:space-before="0.635cm" text:min-label-width="0.64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osa Fröhlich</text:h>
      <text:list text:style-name="L1">
        <text:list-item>
          <text:p text:style-name="P1">Beruf</text:p>
        </text:list-item>
        <text:list-item>
          <text:p text:style-name="P2">ist im „Blauen Engel“:</text:p>
        </text:list-item>
        <text:list-item>
          <text:p text:style-name="P3">Barfußtänzerin</text:p>
        </text:list-item>
        <text:list-item>
          <text:p text:style-name="P3">Sängerin</text:p>
        </text:list-item>
        <text:list-item>
          <text:p text:style-name="P2">lebt in recht ärmlichen Verhältnissen</text:p>
        </text:list-item>
        <text:list-item>
          <text:p text:style-name="P4">Familie</text:p>
        </text:list-item>
        <text:list-item>
          <text:p text:style-name="P2">hat eine Tochter</text:p>
        </text:list-item>
        <text:list-item>
          <text:p text:style-name="P5">ist besorgt um Tochter Mimi:</text:p>
        </text:list-item>
        <text:list-item>
          <text:p text:style-name="P6">will gut für sie sorgen, ihr eine ordentliche Mitgift verschaffen</text:p>
        </text:list-item>
        <text:list-item>
          <text:p text:style-name="P7">„Die ollen Anhängsel und Feststecksel sind alle für Mimi, wenn Mimi mal erst 'ne Mitgift braucht." (S.188)</text:p>
        </text:list-item>
        <text:list-item>
          <text:p text:style-name="P6">arbeitet für ihre Tochter</text:p>
        </text:list-item>
        <text:list-item>
          <text:p text:style-name="P7">weil sie nicht will, dass ihre Tochter so wird wie sie</text:p>
        </text:list-item>
        <text:list-item>
          <text:p text:style-name="P8">Ehe mit Unrat</text:p>
        </text:list-item>
        <text:list-item>
          <text:p text:style-name="P5">sorgenvoll, leidend und verweint liegt sie neben Unrat im Bett, nachdem sie ihn am Abend zuvor ein weiteres Mal betrogen hatte (S.203)</text:p>
        </text:list-item>
        <text:list-item>
          <text:p text:style-name="P9">Aussehen</text:p>
        </text:list-item>
        <text:list-item>
          <text:p text:style-name="P8">häufig beschrieben</text:p>
        </text:list-item>
        <text:list-item>
          <text:p text:style-name="P5">sozusagen ihr Markenzeichen</text:p>
        </text:list-item>
        <text:list-item>
          <text:p text:style-name="P5">legt enormen Wert auf ihr buntes Erscheinungsbild</text:p>
        </text:list-item>
        <text:list-item>
          <text:p text:style-name="P8">trägt Kleidungsstücke zur Schau:</text:p>
        </text:list-item>
        <text:list-item>
          <text:p text:style-name="P5">„orangefarbene Unterröcke“ (S.63)</text:p>
        </text:list-item>
        <text:list-item>
          <text:p text:style-name="P5">„große Hüte“ mit „langen Federn“ (S.63)</text:p>
        </text:list-item>
        <text:list-item>
          <text:p text:style-name="P5">Zu Anfang</text:p>
        </text:list-item>
        <text:list-item>
          <text:p text:style-name="P6">recht ärmlich gekleidet <text:s/>(S. 64)</text:p>
        </text:list-item>
        <text:list-item>
          <text:p text:style-name="P6">Schuhe, „von denen der Lack abblättert“ <text:s/>(S. 64)</text:p>
        </text:list-item>
        <text:list-item>
          <text:p text:style-name="P6">„fleckige“ Strümpfen (S. 64)</text:p>
        </text:list-item>
        <text:list-item>
          <text:p text:style-name="P6">das meist gut frisierte Haar hat einen rötlichen Ton, fast lila (S.64)</text:p>
        </text:list-item>
        <text:list-item>
          <text:p text:style-name="P5">zum Schluss hin:</text:p>
        </text:list-item>
        <text:list-item>
          <text:p text:style-name="P6">immer besser gekleidet (S.186)</text:p>
        </text:list-item>
        <text:list-item>
          <text:p text:style-name="P6">„ganz in weiß“ oder „in Sommerkleidern aus Spitzen“ (S.186)</text:p>
        </text:list-item>
        <text:list-item>
          <text:p text:style-name="P9">Verhalten:</text:p>
        </text:list-item>
        <text:list-item>
          <text:p text:style-name="P8">eigentlich gibt es zwei verschiedene Rosa Fröhlichs:</text:p>
        </text:list-item>
        <text:list-item>
          <text:p text:style-name="P5">Vorerst:</text:p>
        </text:list-item>
        <text:list-item>
          <text:p text:style-name="P6">„wahre“ Künstlerin</text:p>
        </text:list-item>
        <text:list-item>
          <text:p text:style-name="P7">„stilles, vernünftiges Gesicht“ (S.66)</text:p>
        </text:list-item>
        <text:list-item>
          <text:p text:style-name="P10">von „bunter Schminke“ bedeckt (S.66)</text:p>
        </text:list-item>
        <text:list-item>
          <text:p text:style-name="P7">über „trockenblauen Augen“:</text:p>
        </text:list-item>
        <text:list-item>
          <text:p text:style-name="P10">„schwarze, kühne Brauen“ (S.64)</text:p>
        </text:list-item>
        <text:list-item>
          <text:p text:style-name="P5">Im späteren Verlauf:</text:p>
        </text:list-item>
        <text:list-item>
          <text:p text:style-name="P6">immer mehr die „feine Deern" (S. 168)</text:p>
        </text:list-item>
        <text:list-item>
          <text:p text:style-name="P7">dezentere Kleidung</text:p>
        </text:list-item>
        <text:list-item>
          <text:p text:style-name="P7"><text:soft-page-break/>ihre „sinnlichen und starren Augen" (S.113) sind nicht mehr so sehr von Schminke bedeckt</text:p>
        </text:list-item>
        <text:list-item>
          <text:p text:style-name="P8">Allgemeine Merkmale:</text:p>
        </text:list-item>
        <text:list-item>
          <text:p text:style-name="P5">beigeistert ihr Publikum:</text:p>
        </text:list-item>
        <text:list-item>
          <text:p text:style-name="P6">durch ihr Temperament (S.106)</text:p>
        </text:list-item>
        <text:list-item>
          <text:p text:style-name="P6">durch ihre Lebenslust (S.106)</text:p>
        </text:list-item>
        <text:list-item>
          <text:p text:style-name="P6">durch das Werfen von Handküsschen (S.101)</text:p>
        </text:list-item>
        <text:list-item>
          <text:p text:style-name="P5">„kitzelnder Blick“ (S.86)</text:p>
        </text:list-item>
        <text:list-item>
          <text:p text:style-name="P5">kann auch „Fratzen ziehen“ (S. 70)</text:p>
        </text:list-item>
        <text:list-item>
          <text:p text:style-name="P6">um ihren Mann zu belustigen</text:p>
        </text:list-item>
        <text:list-item>
          <text:p text:style-name="P5">„kleines, süßes, zwitscherndes Stimmchen“ (S.202)</text:p>
        </text:list-item>
        <text:list-item>
          <text:p text:style-name="P5">Lachen, auch Lachen über sich selbst (S.64)</text:p>
        </text:list-item>
        <text:list-item>
          <text:p text:style-name="P5">Die „Kollegin" Guste sagt über sie:</text:p>
        </text:list-item>
        <text:list-item>
          <text:p text:style-name="P6">„Wer die mal richtig kennenlernt, der muss sie lieb haben, da gibt's nischt" (S.90)</text:p>
        </text:list-item>
        <text:list-item>
          <text:p text:style-name="P6">„Manchmal is sie wirklich gutmütiger, als von der Polizei erlaubt is" (S.90)</text:p>
        </text:list-item>
        <text:list-item>
          <text:p text:style-name="P5">Menschenliebe </text:p>
        </text:list-item>
        <text:list-item>
          <text:p text:style-name="P6">von Vater, da er Krankenpfleger war (S.90)</text:p>
        </text:list-item>
        <text:list-item>
          <text:p text:style-name="P5">Kälte (S.60)</text:p>
        </text:list-item>
        <text:list-item>
          <text:p text:style-name="P5">verwöhnter Geschmack (S.149)</text:p>
        </text:list-item>
        <text:list-item>
          <text:p text:style-name="P5">ihre Launen (S.111)</text:p>
        </text:list-item>
        <text:list-item>
          <text:p text:style-name="P5">gibt Befehle und lässt sich bedienen:</text:p>
        </text:list-item>
        <text:list-item>
          <text:p text:style-name="P6">„Herr Graf, geben Sie mir was zu trinken, oder ich fall um." (S.77)</text:p>
        </text:list-item>
        <text:list-item>
          <text:p text:style-name="P6">„Dafür erlaubte sie ihm, ihr im Schwedischen Hof nicht nur die Mahlzeiten, sondern auch ein Zimmer zu bezahlen, bis ihre eigene Wohnung fertig gestellt sein würde." (S.149)</text:p>
        </text:list-item>
        <text:list-item>
          <text:p text:style-name="P5">Selbstbewusstsein</text:p>
        </text:list-item>
        <text:list-item>
          <text:p text:style-name="P6">Unrat bestärkt diese Meinung, da er meint, dass sie</text:p>
        </text:list-item>
        <text:list-item>
          <text:p text:style-name="P7">„hoch über der Menschheit" (S. 122) stehe</text:p>
        </text:list-item>
        <text:list-item>
          <text:p text:style-name="P6">sie gewinnt durch Unrat an Selbstachtung und Haltung</text:p>
        </text:list-item>
        <text:list-item>
          <text:p text:style-name="P5">auffallende Unordentlichkeit:</text:p>
        </text:list-item>
        <text:list-item>
          <text:p text:style-name="P6">Beschmutze Handtücher liegen auf dem Boden</text:p>
        </text:list-item>
        <text:list-item>
          <text:p text:style-name="P10">„Unrat musste erst nach rechts und nach links über Kleidungsstücke wegsteigen" (S.98)</text:p>
        </text:list-item>
        <text:list-item>
          <text:p text:style-name="P5">unverwechselbar als bekannte Persönlichkeit</text:p>
        </text:list-item>
        <text:list-item>
          <text:p text:style-name="P9">Leben im „Blauen Engel“</text:p>
        </text:list-item>
        <text:list-item>
          <text:p text:style-name="P8">hat eine Menge Verehrer,</text:p>
        </text:list-item>
        <text:list-item>
          <text:p text:style-name="P5">die sie zum Narren hält (S.202)</text:p>
        </text:list-item>
        <text:list-item>
          <text:p text:style-name="P5">deren Geschenke sie entgegennimmt (S.185)</text:p>
        </text:list-item>
        <text:list-item>
          <text:p text:style-name="P8">legt Wert darauf die Formen zu wahren und verkehrt nur mit auserlesenen Person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StarSymbol1" svg:font-family="StarSymbol"/>
    <style:font-face style:name="Liberation Serif" svg:font-family="'Liberation Serif'" style:font-family-generic="roman" style:font-pitch="variable"/>
    <style:font-face style:name="DejaVu LGC Sans" svg:font-family="'DejaVu LGC Sans'" style:font-family-generic="swiss" style:font-pitch="variable"/>
    <style:font-face style:name="Liberation Sans" svg:font-family="'Liberation Sans'" style:font-family-generic="swiss" style:font-pitch="variable"/>
    <style:font-face style:name="DejaVu LGC Sans1" svg:font-family="'DejaVu LGC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LGC Sans1" style:font-size-asian="12pt" style:language-asian="zxx" style:country-asian="none" style:font-name-complex="DejaVu LGC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LGC Sans1" style:font-size-asian="14pt" style:font-name-complex="DejaVu LGC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Tobias Schulz</meta:initial-creator>
    <meta:creation-date>2008-04-26T20:55:43</meta:creation-date>
    <dc:creator>Tobias Schulz</dc:creator>
    <dc:date>2008-04-28T16:34:57</dc:date>
    <meta:printed-by>Tobias Schulz</meta:printed-by>
    <meta:print-date>2008-04-28T15:54:14</meta:print-date>
    <meta:editing-cycles>4</meta:editing-cycles>
    <meta:editing-duration>PT1H14M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76" meta:word-count="464" meta:character-count="2894"/>
  </office:meta>
</office:document-meta>
</file>